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text-properties officeooo:rsid="001c824e"/>
    </style:style>
    <style:style style:name="P2" style:family="paragraph" style:parent-style-name="Standard">
      <style:text-properties officeooo:rsid="001c824e" officeooo:paragraph-rsid="001c824e"/>
    </style:style>
    <style:style style:name="P3" style:family="paragraph" style:parent-style-name="Standard" style:master-page-name="Standard">
      <style:paragraph-properties style:page-number="auto"/>
      <style:text-properties officeooo:rsid="001c824e"/>
    </style:style>
    <style:style style:name="T1" style:family="text">
      <style:text-properties fo:font-size="14pt" style:font-size-asian="14pt"/>
    </style:style>
    <style:style style:name="T2" style:family="text">
      <style:text-properties fo:font-size="14pt" style:font-size-asian="14pt" style:font-size-complex="14pt"/>
    </style:style>
    <style:style style:name="T3" style:family="text">
      <style:text-properties fo:font-size="14pt" officeooo:rsid="001d885c" style:font-size-asian="14pt"/>
    </style:style>
    <style:style style:name="T4" style:family="text">
      <style:text-properties fo:font-size="14pt" officeooo:rsid="001ec5b4" style:font-size-asian="14pt"/>
    </style:style>
    <style:style style:name="T5" style:family="text">
      <style:text-properties style:text-position="super 58%" fo:font-size="14pt" style:font-size-asian="14pt"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2015-22-27-06 VEX workshop</text:span></text:p>
      <text:p text:style-name="P2"><text:span text:style-name="T1">Our team volunteered at a VEX workshop in the summer of 2015. </text:span><text:span text:style-name="T3">VEX workshop is a week long event, where teams come together to help kids learn about robots, FTC, and FRC. A lot of local teams</text:span><text:span text:style-name="T1"> made up </text:span><text:span text:style-name="T3">teams</text:span><text:span text:style-name="T1"> of from 2 or 3 mentors and 6 kids. We tried to inspire the kids, </text:span><text:span text:style-name="T3">teach them </text:span><text:span text:style-name="T1">engineering, and </text:span><text:span text:style-name="T3">other values taught to us by FIRST</text:span><text:span text:style-name="T1">. Everyday </text:span><text:span text:style-name="T3">at the workshop we</text:span><text:span text:style-name="T1"> had speakers come in from NASA. </text:span><text:span text:style-name="T3">O</text:span><text:span text:style-name="T1">ne of the days all of the robotics teams spoke </text:span><text:span text:style-name="T4">about their team, the game for that year, what they did to build their robot</text:span><text:span text:style-name="T1">. In the beginning of the day </text:span><text:span text:style-name="T3">the kids started building the robots, and then we had an education portion for the kids, </text:span><text:span text:style-name="T4">where the kids learned important skills commonly used in engineering. </text:span><text:span text:style-name="T3">Then on Saturday (the last day) we had a competition where the parents got to see their kids </text:span><text:span text:style-name="T4">compete in</text:span><text:span text:style-name="T3"> friendly competition. </text:span><text:span text:style-name="T4">AND IT WAS LOTS OF FUN!!!!!!!!!!!!!!!!:))</text:span></text:p>
      <text:p text:style-name="P1"><text:span text:style-name="T1"/></text:p>
      <text:p text:style-name="Standard"><text:span text:style-name="T1">20150827 Engineering Notebook </text:span></text:p>
      <text:p text:style-name="Standard"><text:span text:style-name="T2">So on August 22</text:span><text:span text:style-name="T5">nd</text:span><text:span text:style-name="T2">, we went to the AV fair as one of our outreaches to our community. We brought our robots (including our Lego Mindstorm robot snake) as demonstrations and to get people interesting. We had our bots do certain tasks and go around obstacles and drive our robot around. For the snake, whenever we saw a kid come by and stop to check out the robots, we asked them if they wanted to check out our snake! The kids absolutely loved it! It has a ultra sonic sensor for the eyes and we programmed it to where whenever the ultra sonic sensor sees something it bites! So we let the snake robot slither around and let the kids put their hand in front of the eyes and it went for the bite! They jumped in surprised and were amazed! (And no it doesn’t hurt). One specific girl was afraid of snakes.. We told her how it works, we turned it off so that it doesn’t bite at her, we let her pet it first and then she got used to it and she finally let the snake playfully bite her! She was having so much fun! She conquered her fears! After we should the kids the snake, we asked them, would you be interested in robotics and in this kind of stuff? We talked to their parents as well, they were so interested! We handed them a brochure and a number to contact. We told them how they could get their kids on a team, either through their school and if not, </text:span><text:soft-page-break/><text:span text:style-name="T2">they have the number to get in contact and find out other options they can do. We told the parents it’s a great way to get their kids in the field in STEM (Science, Technology, Engineering, and Mathematics).</text:span></text:p>
      <text:p text:style-name="Standard"><text:span text:style-name="T2">20150827 Group Meeting</text:span></text:p>
      <text:p text:style-name="Standard"><text:span text:style-name="T2">We had a group meeting tonight, our mentor set our objectives, which included starting a bill of materials, figuring out the new programming ways, breaking down the old robot, and establishing roles and responsibilities for the new year.</text:span></text:p>
      <text:p text:style-name="Standard"><text:span text:style-name="T2"><text:s/>Today our plans for tonight is to build the Bom list that we will need for the next season. We put together our bom based off our budget with money to spare for things we will need for spares. We looked for spare parts and new equipment and put it all on a list for us to buy and how much it will cost.</text:span></text:p>
      <text:p text:style-name="Standard"><text:span text:style-name="T2">Tonight we striped our robot down to just the chassis, so we could prepare for next year’s challenge. Our mentor cried when we took apart the robot because he lived with it for years </text:span></text:p>
      <text:p text:style-name="Standard"><text:span text:style-name="T2">Tonight we made an objective to set up the new electronics system and attempt to get the two phones to communicate with each other. Along with the phones, we also began to disassemble last year’s robot, to much of our mentor’s sadness. Throughout the beginning of the meeting, we had to check and double check the setup and reconnect things until finally we got the electronics to communicate with each other. Our next step is to integrate our own programming into the new system. </text:span></text:p>
      <text:p text:style-name="Standard"><text:span text:style-name="T2">Tonight we learned and figured out some of the new programming ways. We learned how to set up the java program. So now, next meeting our goal is to make our own program this time. Just a basic program to move motors and other things likes tha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margin-top="0in" fo:margin-bottom="0.139in" loext:contextual-spacing="false"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uest</meta:initial-creator>
    <meta:editing-cycles>8</meta:editing-cycles>
    <meta:creation-date>2015-08-28T02:43:00</meta:creation-date>
    <dc:date>2015-09-14T21:03:55.112000000</dc:date>
    <meta:editing-duration>PT2H52S</meta:editing-duration>
    <meta:generator>LibreOffice/5.0.1.2$Windows_x86 LibreOffice_project/81898c9f5c0d43f3473ba111d7b351050be20261</meta:generator>
    <meta:document-statistic meta:table-count="0" meta:image-count="0" meta:object-count="0" meta:page-count="2" meta:paragraph-count="10" meta:word-count="740" meta:character-count="3960" meta:non-whitespace-character-count="3226"/>
    <meta:user-defined meta:name="AppVersion">12.0000</meta:user-defined>
    <meta:user-defined meta:name="Company">Hewlett-Packa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